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T1" style:family="text">
      <style:text-properties officeooo:rsid="0017d251"/>
    </style:style>
    <style:style style:name="T2" style:family="text">
      <style:text-properties fo:font-size="13pt" style:font-size-asian="13pt" style:font-size-complex="13pt"/>
    </style:style>
    <style:style style:name="T3" style:family="text">
      <style:text-properties fo:font-size="13pt" officeooo:rsid="0017d251" style:font-size-asian="13pt" style:font-size-complex="13pt"/>
    </style:style>
    <style:style style:name="T4" style:family="text">
      <style:text-properties fo:font-size="13pt" officeooo:rsid="00184ae3" style:font-size-asian="13pt" style:font-size-complex="13pt"/>
    </style:style>
    <style:style style:name="T5" style:family="text">
      <style:text-properties officeooo:rsid="00184ae3"/>
    </style:style>
    <style:style style:name="T6" style:family="text">
      <style:text-properties officeooo:rsid="0018e3cc"/>
    </style:style>
    <style:style style:name="T7" style:family="text">
      <style:text-properties officeooo:rsid="001b9b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ving the 8 queens problem using genetic algorithms</text:p>
      <text:p text:style-name="P2"/>
      <text:p text:style-name="P2"/>
      <text:p text:style-name="P3">The 8 queens problem:</text:p>
      <text:p text:style-name="P3"/>
      <text:p text:style-name="P4"><text:span text:style-name="T2">The general state to the “8 queens problem” is to find a way to place eight queens on a 8x8 chessboard so that no queen would attack any other queen. A more mathematical way of expressing the problem would be to place eight queens anywhere on an eight grid where none of them share a common row, column or diag</text:span><text:span text:style-name="T3">o</text:span><text:span text:style-name="T2">nal. With such a problem, Genetic Algorithms are adapta</text:span><text:span text:style-name="T4">ble</text:span><text:span text:style-name="T2"> methods which may be used to solve search and optimization problems so they fit perfectly to the 8 queens problem</text:span>.</text:p>
      <text:p text:style-name="P4"/>
      <text:p text:style-name="P3">Implementation of Genetic Algorithms to the problem:</text:p>
      <text:p text:style-name="P3"/>
      <text:p text:style-name="P5">Genetic Algorithms work by applying “Natural Selection” to a population so that only the fittest in the population survive. In our impl<text:span text:style-name="T5">e</text:span>mentation of the genetic algorithm, members of the population are represented by chromosomes. Each chromosome is a possible board pos<text:span text:style-name="T1">it</text:span>ion in the 8 queens game. By doing so, the</text:p>
      <text:p text:style-name="P5">board position is represented as a tuple of 8 numbers, where each represents the position of the queen on each column of the board.</text:p>
      <text:p text:style-name="P5"/>
      <text:p text:style-name="P5">These “chromosomes” in the population breed among each others and mutate the fittest ones, what creates the solutions with least conflicts among the queens remaining. Given a chromosome,the computation of fitness function follows this way:</text:p>
      <text:p text:style-name="P5">1<text:span text:style-name="T1">)</text:span>: We compute the number of threats that the queen in the first column do. The leng<text:span text:style-name="T1">th</text:span> of the chr<text:span text:style-name="T1">o</text:span>mosome is N</text:p>
      <text:p text:style-name="P5">2<text:span text:style-name="T1">)</text:span>: We remove the first queen from the array</text:p>
      <text:p text:style-name="P5">3<text:span text:style-name="T1">)</text:span>: We compute the number of threats that the queen in the second column do. The lengt<text:span text:style-name="T1">h </text:span>of the chromosome is N-1</text:p>
      <text:p text:style-name="P5">4<text:span text:style-name="T1">)</text:span>: We remove the second queen</text:p>
      <text:p text:style-name="P5">5<text:span text:style-name="T1">)</text:span>: And so on. . .</text:p>
      <text:p text:style-name="P5">Notice that in order to chose a good starting individual, we avoid to create chromosomes where 2 queens share the same column (i.e: place one queen per cell into the array) and to repeat numbers into the array (i.e: not allowing to share the same row). Given this, the only threads a queen could do are diagonal sided.</text:p>
      <text:p text:style-name="P5">So it reduces the complexity of the problem. All in all, the workflow for our Genetic Algorithm is going to fo<text:span text:style-name="T1">l</text:span>low the fol<text:span text:style-name="T1">l</text:span>owing path:</text:p>
      <text:p text:style-name="P5">1<text:span text:style-name="T1">)</text:span>: Declare necessary variables and initiali<text:span text:style-name="T1">z</text:span>e the individuals of the current population</text:p>
      <text:p text:style-name="P5">2<text:span text:style-name="T1">)</text:span>: Selection operators through a fitness function</text:p>
      <text:p text:style-name="P5">3<text:span text:style-name="T1">)</text:span>: Crossover operations: to create a new population</text:p>
      <text:p text:style-name="P5">4<text:span text:style-name="T1">)</text:span>: Mutation operators: mutate children</text:p>
      <text:p text:style-name="P6"/>
      <text:p text:style-name="P5"/>
      <text:p text:style-name="P5"><text:soft-page-break/></text:p>
      <text:p text:style-name="P3">Declaring necessary variables and initializing initial population</text:p>
      <text:p text:style-name="P5">As the title says, the first part of our GA is to declare all variables we are going to be using. However, the specific values such as the number of queens, probability of mutation and so on will be introduced at the end inside the main function body. That will help when changing paramet<text:span text:style-name="T5">e</text:span>rs in order to get final conclusions or trying different input options.</text:p>
      <text:p text:style-name="P5"/>
      <text:p text:style-name="P7">Selection operators</text:p>
      <text:p text:style-name="P5">In this step we want to update the fitness of each individual in the population using the fitness function. The general idea behind this step is to select the fittest individuals to simulate the process of “natural selection”.There are some different GA strategies and we choose the “‫‪Tournament‬‬ selection”. This strategy consists in selecting K individuals from the initial population at random and select the best of these to become parent.</text:p>
      <text:p text:style-name="P5"/>
      <text:p text:style-name="P7">Crossover operators</text:p>
      <text:p text:style-name="P5">The second step is mixing and matching parts of two parents to form a children. In this specific problem, we select two of the parents and combine them by “breeding”. If both parents have common gene’s they are also transferred to the child.</text:p>
      <text:p text:style-name="P5">The crossover it has been chosen is the so-called one point crosover. That is, the algorithm splits parent’s chromosome in two parts. Then from the father it places the first half into the first positions of the child number one, and the second half in the latest positions of the child 2, maintaining the position of the chromosomes from the father to the child. Then it takes from the mother the rest of the genes in order that child 1 do not take from the father. And it do the same for the second son, but taking the first genes from the mother. With this it avoids to repeat genes from one generation to the other.</text:p>
      <text:p text:style-name="P5"/>
      <text:p text:style-name="P7">Mutation operators</text:p>
      <text:p text:style-name="P5">Mutation can be explained as a small random tweak in the genes of the individual in order to achi<text:span text:style-name="T5">e</text:span>ve a variation of the original individual. In other words, it is used to introduce diversity in the genetic population and is a key concept related to the “exploration” of the search space. In our problem, the genetic mutation is introduced to the chromosome according to the prefer<text:span text:style-name="T6">re</text:span>d mutation probability, normally a low probability and in our case we used a 3% probability of mutation. In our code, it is restricted in 1 the number of a chromosome can mutate.</text:p>
      <text:p text:style-name="P5"/>
      <text:p text:style-name="P7">Relation between Mutation and Crossover.</text:p>
      <text:p text:style-name="P5">In genetic algorithm there are two principal operators to the population; Crossover operators and Mutation operators. These two are the central part of the algorithm and are directly related to the exploratory part of the algorithm (Mutation operator) and with the explo<text:span text:style-name="T6">ra</text:span>tory (Crossover operation). If these two are not well balanced, then we get two main ends for the </text:p>
      <text:p text:style-name="P5"><text:s/>if in our algorithm we have the mutation rate high enough, we won’t get any solution,</text:p>
      <text:p text:style-name="P5">or if we find one, it will be totally randomly. On the other hand, if we increase crossover rate enoug<text:span text:style-name="T6">h</text:span>, we will get stuck in a local minimum for the fitness function.</text:p>
      <text:p text:style-name="P5">However, tu<text:span text:style-name="T6">r</text:span>ning the parameters properly we can obtain an algorithm which has a significant rate of convergence but avoids getting stuck into a local minimum because of the mutation rate.</text:p>
      <text:p text:style-name="P5"/>
      <text:p text:style-name="P7"><text:soft-page-break/>Results of the program</text:p>
      <text:p text:style-name="P5">Ens<text:span text:style-name="T6">e</text:span>mbling all the previous pieces and executing the main body function below we get one of the solution for the 8 queens problem, where:</text:p>
      <text:p text:style-name="P5">“n” is the dimension of the grid. “max_population” is the maximum population. “prob_mutation” is the mutation probability. “number_tournament” is the number of tourn<text:span text:style-name="T6">a</text:span>ments to choose parents. “tournament_rand” For each to<text:span text:style-name="T6">ur</text:span>n<text:span text:style-name="T6">a</text:span>ment: if TRUE, the number of each comparison lies between 1 and “number_tournament”, if</text:p>
      <text:p text:style-name="P5">F<text:span text:style-name="T6">AL</text:span>SE the number of comparisons is “number_tournament”. “llargada_one_point_crossover_maxima” is the genome position where crossover takes place. “cros<text:span text:style-name="T6">s</text:span>over_rand”. If TRUE, in each crossover the break point it’s a random number between 0 and “llargada_one_point_crossover_maxima”.If FALSE, it’s going to be</text:p>
      <text:p text:style-name="P5">always “llargada_one_point_crossover_maxima”. “proportion_of_best” is the proportion of the sorted population we want to use to calculate the average fitness function. </text:p>
      <text:p text:style-name="P5"/>
      <text:p text:style-name="P7">Conclusions</text:p>
      <text:p text:style-name="P5">In this work we have developed a genetic algorithm able to solve the n queens problem and able to find the solutions for the specific 8 queen problem. Mor<text:span text:style-name="T7">e e</text:span>ver we found solutions for multiple n queens problems and dealing with the differences when changing parameters as the mutation rate. As we can see, GA is so useful and powerful for optimization, that is, so find a one solution for the specific problem, no matter what solution is.</text:p>
      <text:p text:style-name="P5">However, the importance of knowing the problem remains relevant because it is related with the parameters of the problem, for instance, the amount of population and the representation of the genome. One of the most important things we learned in our GA the fi<text:span text:style-name="T7">tn</text:span>ess function depends on the position of the queen. The position can be represented in two ways, with an array of rows and columns or with an array of “n” longitude, where the position of the array is represented by the value on the column and the value of the array represents the</text:p>
      <text:p text:style-name="P5">row. The way we represent the crossover is directly related to the form we choose to represent the position in one of the options explained before. If we don’t take into account in the crossover the actual representation of the genome then you get a functional algorithm, with correct functions for mutation and crossovers but will never converge because is never creating well fitted individuals each for each gen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10:17:40.812630499</meta:creation-date>
    <dc:date>2019-12-24T11:21:40.510383696</dc:date>
    <meta:editing-duration>PT10M36S</meta:editing-duration>
    <meta:editing-cycles>2</meta:editing-cycles>
    <meta:generator>LibreOffice/6.0.7.3$Linux_X86_64 LibreOffice_project/00m0$Build-3</meta:generator>
    <meta:document-statistic meta:table-count="0" meta:image-count="0" meta:object-count="0" meta:page-count="3" meta:paragraph-count="41" meta:word-count="1318" meta:character-count="7839" meta:non-whitespace-character-count="6561"/>
  </office:meta>
</office:document-meta>
</file>